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76000000346D0DCFD439790497.png" manifest:media-type="image/png"/>
  <manifest:file-entry manifest:full-path="Pictures/10000201000001B900000086BBF75AD60607A0D3.png" manifest:media-type="image/png"/>
  <manifest:file-entry manifest:full-path="Pictures/10000201000001B9000000868A31C64CCC658454.png" manifest:media-type="image/png"/>
  <manifest:file-entry manifest:full-path="Pictures/10000201000003240000024F0C5F40B2860DA8EF.png" manifest:media-type="image/png"/>
  <manifest:file-entry manifest:full-path="Pictures/100002010000067600000034511A4B5F282CF1DC.png" manifest:media-type="image/png"/>
  <manifest:file-entry manifest:full-path="Pictures/1000020100000676000000348957E1186371B3A4.png" manifest:media-type="image/png"/>
  <manifest:file-entry manifest:full-path="Pictures/1000020100000676000000341EBBC970C641E4C2.png" manifest:media-type="image/png"/>
  <manifest:file-entry manifest:full-path="Pictures/1000020100000589000000ECD7FD0B438B1BBE9C.png" manifest:media-type="image/png"/>
  <manifest:file-entry manifest:full-path="Pictures/10000201000009B000000376C3E35CA868546627.png" manifest:media-type="image/png"/>
  <manifest:file-entry manifest:full-path="Pictures/10000201000001B9000000862AC28C3526F0D822.png" manifest:media-type="image/png"/>
  <manifest:file-entry manifest:full-path="Pictures/100002010000067600000034268C4C7AE205DFE3.png" manifest:media-type="image/png"/>
  <manifest:file-entry manifest:full-path="Pictures/1000020100000589000000ECBA3B77D0D715B760.png" manifest:media-type="image/png"/>
  <manifest:file-entry manifest:full-path="Pictures/10000201000009B0000003763EA899C2FFA385F3.png" manifest:media-type="image/png"/>
  <manifest:file-entry manifest:full-path="Pictures/10000201000009B0000003768231CDD10ED40801.png" manifest:media-type="image/png"/>
  <manifest:file-entry manifest:full-path="Pictures/1000020100000DB4000001BBE8297F72BFDB5E94.png" manifest:media-type="image/png"/>
  <manifest:file-entry manifest:full-path="Pictures/10000201000001B900000086CCCEB8C97694EC8D.png" manifest:media-type="image/png"/>
  <manifest:file-entry manifest:full-path="Pictures/1000020100000589000000EC67BEE48DD30A5FC6.png" manifest:media-type="image/png"/>
  <manifest:file-entry manifest:full-path="Pictures/10000201000001B9000000865CEA934A72FA98C4.png" manifest:media-type="image/png"/>
  <manifest:file-entry manifest:full-path="Pictures/10000201000001B90000008691900723517255C4.png" manifest:media-type="image/png"/>
  <manifest:file-entry manifest:full-path="Pictures/10000201000001B9000000860161505C279F06CE.png" manifest:media-type="image/png"/>
  <manifest:file-entry manifest:full-path="Pictures/1000020100000676000000341068E5B040CEABFA.png" manifest:media-type="image/png"/>
  <manifest:file-entry manifest:full-path="Pictures/100002010000019E0000005399642098AF69A7C2.png" manifest:media-type="image/png"/>
  <manifest:file-entry manifest:full-path="Pictures/10000201000001B900000086DF2264A419EBCD8E.png" manifest:media-type="image/png"/>
  <manifest:file-entry manifest:full-path="Pictures/100002010000067600000034B7D4BFBA2BD997BE.png" manifest:media-type="image/png"/>
  <manifest:file-entry manifest:full-path="Pictures/100002010000067600000034FEB7009B67A26DCF.png" manifest:media-type="image/png"/>
  <manifest:file-entry manifest:full-path="Pictures/10000201000009B000000376CB844640D7C35D71.png" manifest:media-type="image/png"/>
  <manifest:file-entry manifest:full-path="Pictures/100002010000012C0000003725333CF04D4A0F1C.png" manifest:media-type="image/png"/>
  <manifest:file-entry manifest:full-path="Pictures/10000201000003230000024FF3920566D158B7F6.png" manifest:media-type="image/png"/>
  <manifest:file-entry manifest:full-path="Pictures/10000201000006760000003400D1C55AFE57F277.png" manifest:media-type="image/png"/>
  <manifest:file-entry manifest:full-path="Pictures/100002010000067600000034EB8C7D3FEE2821E2.png" manifest:media-type="image/png"/>
  <manifest:file-entry manifest:full-path="Pictures/10000201000001B9000000863C5134BFE97F3B95.png" manifest:media-type="image/png"/>
  <manifest:file-entry manifest:full-path="Pictures/1000020100000DB40000004D1C11E1C362830BE3.png" manifest:media-type="image/png"/>
  <manifest:file-entry manifest:full-path="Pictures/10000201000001B9000000861BF0CDC93BDD2BFE.png" manifest:media-type="image/png"/>
  <manifest:file-entry manifest:full-path="Pictures/10000201000001B9000000860B6A6EC4A05C199F.png" manifest:media-type="image/png"/>
  <manifest:file-entry manifest:full-path="Pictures/10000201000009B1000003769736532051B50318.png" manifest:media-type="image/png"/>
  <manifest:file-entry manifest:full-path="Pictures/10000201000001B900000086B6DC15D2B1687F28.png" manifest:media-type="image/png"/>
  <manifest:file-entry manifest:full-path="Pictures/1000020100000DB4000001BBFB362ADD8CF1D4F0.png" manifest:media-type="image/png"/>
  <manifest:file-entry manifest:full-path="Pictures/1000020100000DB4000001BB99D8C35FAB7C9008.png" manifest:media-type="image/png"/>
  <manifest:file-entry manifest:full-path="Pictures/10000201000001B900000086CB07BA218EAA750B.png" manifest:media-type="image/png"/>
  <manifest:file-entry manifest:full-path="Pictures/100002010000067600000034356CA37126B02064.png" manifest:media-type="image/png"/>
  <manifest:file-entry manifest:full-path="Pictures/100002010000067600000034ACF8B2375995C320.png" manifest:media-type="image/png"/>
  <manifest:file-entry manifest:full-path="Pictures/100002010000067600000034EF9193703FEA2D48.png" manifest:media-type="image/png"/>
  <manifest:file-entry manifest:full-path="Pictures/10000201000001B90000008628DB9A7B88E81078.png" manifest:media-type="image/png"/>
  <manifest:file-entry manifest:full-path="Pictures/10000201000001B900000086388BCDC690DF0F56.png" manifest:media-type="image/png"/>
  <manifest:file-entry manifest:full-path="Pictures/10000201000003230000024F25F8A5DE08BC367B.png" manifest:media-type="image/png"/>
  <manifest:file-entry manifest:full-path="Pictures/1000020100000589000000EC6CA9CBF1B8B3A478.png" manifest:media-type="image/png"/>
  <manifest:file-entry manifest:full-path="Pictures/1000020100000676000000341E3C6C919D4C9156.png" manifest:media-type="image/png"/>
  <manifest:file-entry manifest:full-path="Pictures/10000201000003230000024F615DD9DAA18D2E6D.png" manifest:media-type="image/png"/>
  <manifest:file-entry manifest:full-path="Pictures/10000201000001B900000086101D034C68DFEDC3.png" manifest:media-type="image/png"/>
  <manifest:file-entry manifest:full-path="Pictures/10000201000003230000024FD331E5722BDF4D99.png" manifest:media-type="image/png"/>
  <manifest:file-entry manifest:full-path="Pictures/100002010000067600000034688BD0D394F2C3CF.png" manifest:media-type="image/png"/>
  <manifest:file-entry manifest:full-path="Pictures/1000020100000DB4000001BB139D1380F7F72DA6.png" manifest:media-type="image/png"/>
  <manifest:file-entry manifest:full-path="Pictures/1000020100000DB4000001BB002E819CF548B469.png" manifest:media-type="image/png"/>
  <manifest:file-entry manifest:full-path="Pictures/10000201000001B900000086B8BD4A91A10CDD9E.png" manifest:media-type="image/png"/>
  <manifest:file-entry manifest:full-path="Pictures/10000201000006760000003457F08564CDDF90D1.png" manifest:media-type="image/png"/>
  <manifest:file-entry manifest:full-path="Pictures/1000020100000589000000ECC3C10D0E22BBB3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talyst_20_-_20_Footer">
      <style:text-properties officeooo:paragraph-rsid="0071feab"/>
    </style:style>
    <style:style style:name="P2" style:family="paragraph" style:parent-style-name="Catalyst_20_-_20_Footer">
      <style:text-properties officeooo:paragraph-rsid="002b0a45"/>
    </style:style>
    <style:style style:name="P3" style:family="paragraph" style:parent-style-name="Catalyst_20_-_20_Footer">
      <style:text-properties officeooo:paragraph-rsid="0034d50d"/>
    </style:style>
    <style:style style:name="P4" style:family="paragraph" style:parent-style-name="Catalyst_20_-_20_Footer">
      <style:text-properties officeooo:paragraph-rsid="00357182"/>
    </style:style>
    <style:style style:name="P5" style:family="paragraph" style:parent-style-name="Catalyst_20_-_20_Footer">
      <style:text-properties officeooo:paragraph-rsid="0069ec38"/>
    </style:style>
    <style:style style:name="P6" style:family="paragraph" style:parent-style-name="Catalyst_20_-_20_Footer">
      <style:text-properties officeooo:paragraph-rsid="006bdb17"/>
    </style:style>
    <style:style style:name="P7" style:family="paragraph" style:parent-style-name="Catalyst_20_-_20_Footer">
      <style:text-properties officeooo:paragraph-rsid="006bfd33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>
      <style:text-properties officeooo:rsid="007aa1b3" officeooo:paragraph-rsid="007aa1b3"/>
    </style:style>
    <style:style style:name="P10" style:family="paragraph" style:parent-style-name="Text_20_body">
      <style:text-properties officeooo:rsid="00803f60" officeooo:paragraph-rsid="00803f60"/>
    </style:style>
    <style:style style:name="P11" style:family="paragraph" style:parent-style-name="Text_20_body">
      <style:text-properties officeooo:rsid="00803f60" officeooo:paragraph-rsid="00803f60"/>
    </style:style>
    <style:style style:name="P12" style:family="paragraph" style:parent-style-name="Heading_20_1" style:master-page-name="Catalyst-EU_20_-_20_Alternative_20_cover_20_page">
      <style:paragraph-properties style:page-number="auto"/>
      <style:text-properties officeooo:paragraph-rsid="007aa1b3"/>
    </style:style>
    <style:style style:name="T1" style:family="text">
      <style:text-properties officeooo:rsid="00660bb6"/>
    </style:style>
    <style:style style:name="T2" style:family="text">
      <style:text-properties style:font-name="Lato Light1" fo:font-weight="250" style:font-size-asian="10.5pt"/>
    </style:style>
    <style:style style:name="T3" style:family="text">
      <style:text-properties style:font-name="Lato Light1" fo:font-weight="250" officeooo:rsid="0029a2e9" style:font-size-asian="10.5pt"/>
    </style:style>
    <style:style style:name="T4" style:family="text">
      <style:text-properties style:font-name="Lato Light1" fo:font-weight="250" officeooo:rsid="00660bb6" style:font-size-asian="10.5pt"/>
    </style:style>
    <style:style style:name="T5" style:family="text">
      <style:text-properties style:font-name="Lato Light1" fo:font-weight="250" officeooo:rsid="00821b70" style:font-size-asian="10.5pt"/>
    </style:style>
    <style:style style:name="T6" style:family="text">
      <style:text-properties style:font-name="Lato Light1" fo:font-weight="250" officeooo:rsid="0029a2e9"/>
    </style:style>
    <style:style style:name="T7" style:family="text">
      <style:text-properties style:font-name="Lato2"/>
    </style:style>
    <style:style style:name="T8" style:family="text">
      <style:text-properties style:font-name="Lato2" officeooo:rsid="0029a2e9"/>
    </style:style>
    <style:style style:name="T9" style:family="text">
      <style:text-properties style:font-name="Lato2" officeooo:rsid="00660bb6"/>
    </style:style>
    <style:style style:name="T10" style:family="text">
      <style:text-properties style:font-name="Lato2" officeooo:rsid="00821b70"/>
    </style:style>
    <style:style style:name="T11" style:family="text">
      <style:text-properties officeooo:rsid="0029a2e9"/>
    </style:style>
    <style:style style:name="T12" style:family="text">
      <style:text-properties officeooo:rsid="00821b70"/>
    </style:style>
    <style:style style:name="T13" style:family="text">
      <style:text-properties officeooo:rsid="0063bd4e"/>
    </style:style>
    <style:style style:name="T14" style:family="text">
      <style:text-properties style:font-name="Lato3" fo:font-weight="250" officeooo:rsid="0029a2e9"/>
    </style:style>
    <style:style style:name="T15" style:family="text">
      <style:text-properties style:font-name="Lato3" fo:font-weight="250" style:font-size-asian="10.5pt"/>
    </style:style>
    <style:style style:name="T16" style:family="text">
      <style:text-properties fo:color="#333333" style:font-name="Lato Light1" fo:font-size="8pt" fo:font-weight="250" officeooo:rsid="00660bb6" style:font-size-asian="10.5pt"/>
    </style:style>
    <style:style style:name="T17" style:family="text">
      <style:text-properties fo:color="#333333" style:font-name="Lato3" fo:font-size="8pt" fo:font-weight="250" officeooo:rsid="0063bd4e" style:font-size-asian="10.5pt"/>
    </style:style>
    <style:style style:name="T18" style:family="text">
      <style:text-properties fo:color="#333333" style:font-name="Lato3" fo:font-size="8pt" fo:font-weight="250" officeooo:rsid="009685b4" style:font-size-asian="10.5pt"/>
    </style:style>
    <style:style style:name="T19" style:family="text">
      <style:text-properties officeooo:rsid="003cd4e3"/>
    </style:style>
    <style:style style:name="T20" style:family="text">
      <style:text-properties officeooo:rsid="007c84fd"/>
    </style:style>
    <style:style style:name="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ProjectFullName"/>
        <text:variable-decl office:value-type="string" text:name="ClientFullName"/>
        <text:variable-decl office:value-type="string" text:name="Version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0">{{client}}</text:span> </text:p>
      <text:p text:style-name="P9">52 Money way,</text:p>
      <text:p text:style-name="P9">Cash Land</text:p>
      <text:p text:style-name="P9"/>
      <text:p text:style-name="P10">{{text}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line-height="0.353cm" text:number-lines="false" text:line-number="0"/>
      <style:text-properties style:font-name="Lato" fo:font-family="Lato" style:font-style-name="Italic" style:font-pitch="variable" fo:font-size="7pt" fo:font-style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talyst_20_-_20_Default" style:display-name="Catalyst - Default" style:family="paragraph">
      <style:paragraph-properties fo:margin-left="0cm" fo:margin-right="0cm" fo:text-indent="0cm" style:auto-text-indent="false"/>
      <style:text-properties style:font-name="Lato1" fo:font-family="Lato" style:font-style-name="Regular" style:font-pitch="variable" fo:font-size="10pt" fo:language="en" fo:country="NZ" style:font-size-asian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atalyst_20_-_20_Heading_20_1" style:display-name="Catalyst - Heading 1" style:family="paragraph" style:parent-style-name="Catalyst_20_-_20_Default" style:next-style-name="Catalyst_20_-_20_Text_20_Body" style:default-outline-level="1" style:master-page-name="">
      <style:paragraph-properties fo:margin-left="1cm" fo:margin-right="0cm" fo:margin-top="0.6cm" fo:margin-bottom="0.199cm" loext:contextual-spacing="false" style:line-spacing="0.141cm" fo:text-indent="-1cm" style:auto-text-indent="false" style:page-number="auto" style:shadow="none" fo:keep-with-next="always">
        <style:tab-stops/>
      </style:paragraph-properties>
      <style:text-properties fo:color="#bb2025" fo:font-size="15pt" fo:font-weight="bold" style:font-size-asian="10.5pt"/>
    </style:style>
    <style:style style:name="Catalyst_20_-_20_Heading_20_2" style:display-name="Catalyst - Heading 2" style:family="paragraph" style:parent-style-name="Catalyst_20_-_20_Default" style:next-style-name="Catalyst_20_-_20_Text_20_Body" style:default-outline-level="2" style:master-page-name="">
      <style:paragraph-properties fo:margin-left="1cm" fo:margin-right="0cm" fo:margin-top="0.4cm" fo:margin-bottom="0.101cm" loext:contextual-spacing="false" style:line-spacing="0.071cm" fo:text-indent="-1cm" style:auto-text-indent="false" style:page-number="auto" fo:keep-with-next="always">
        <style:tab-stops/>
      </style:paragraph-properties>
      <style:text-properties fo:font-size="13pt" fo:font-weight="bold" style:font-size-asian="10.5pt"/>
    </style:style>
    <style:style style:name="Catalyst_20_-_20_Heading_20_3" style:display-name="Catalyst - Heading 3" style:family="paragraph" style:parent-style-name="Catalyst_20_-_20_Default" style:next-style-name="Catalyst_20_-_20_Text_20_Body" style:master-page-name="">
      <style:paragraph-properties fo:margin-top="0.4cm" fo:margin-bottom="0cm" loext:contextual-spacing="false" style:line-spacing="0.106cm" style:page-number="auto" fo:keep-with-next="always"/>
      <style:text-properties fo:font-size="11pt" fo:font-weight="bold" style:font-size-asian="10.5pt"/>
    </style:style>
    <style:style style:name="Catalyst_20_-_20_Text_20_Body" style:display-name="Catalyst - Text Body" style:family="paragraph" style:parent-style-name="Catalyst_20_-_20_Default" style:master-page-name="">
      <style:paragraph-properties fo:margin-top="0.4cm" fo:margin-bottom="0cm" loext:contextual-spacing="false" style:line-spacing="0.106cm" fo:orphans="2" fo:widows="2" style:page-number="auto"/>
      <style:text-properties style:font-size-asian="10.5pt"/>
    </style:style>
    <style:style style:name="Catalyst_20_-_20_Numbered_20_list" style:display-name="Catalyst - Numbered list" style:family="paragraph" style:parent-style-name="Catalyst_20_-_20_Default" style:list-style-name="Catalyst_20_-_20_Numbered_20_List">
      <style:paragraph-properties fo:margin-top="0.15cm" fo:margin-bottom="0cm" loext:contextual-spacing="false" style:line-spacing="0.106cm">
        <style:tab-stops/>
      </style:paragraph-properties>
      <style:text-properties style:font-size-asian="10.5pt"/>
    </style:style>
    <style:style style:name="Catalyst_20_-_20_Bullet_20_List" style:display-name="Catalyst - Bullet List" style:family="paragraph" style:parent-style-name="Catalyst_20_-_20_Default" style:list-style-name="Catalyst_20_-_20_Bulletted_20_List" style:master-page-name="">
      <style:paragraph-properties fo:margin-top="0.15cm" fo:margin-bottom="0cm" loext:contextual-spacing="false" style:line-spacing="0.106cm" style:page-number="auto" style:shadow="none">
        <style:tab-stops/>
      </style:paragraph-properties>
      <style:text-properties style:font-size-asian="10.5pt"/>
    </style:style>
    <style:style style:name="Catalyst_20_-_20_Callout_20_Text" style:display-name="Catalyst - Callout Text" style:family="paragraph" style:parent-style-name="Catalyst_20_-_20_Default" style:master-page-name="">
      <style:paragraph-properties fo:margin-left="2cm" fo:margin-right="3.2cm" fo:margin-top="0.4cm" fo:margin-bottom="0cm" loext:contextual-spacing="false" style:line-spacing="0.106cm" fo:text-indent="0cm" style:auto-text-indent="false" style:page-number="auto"/>
      <style:text-properties fo:color="#4c4c4c" style:font-name="Lato Light" fo:font-family="'Lato Light'" style:font-style-name="Bold Italic" style:font-pitch="variable" fo:font-size="11pt" fo:font-style="italic" fo:font-weight="bold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Lato1" fo:font-family="Lato" style:font-style-name="Regular" style:font-pitch="variable" fo:font-size="8pt" style:font-size-asian="10pt" style:font-size-complex="10pt"/>
    </style:style>
    <style:style style:name="Catalyst_20_-_20_ToC_20_heading" style:display-name="Catalyst - ToC heading" style:family="paragraph" style:parent-style-name="Catalyst_20_-_20_Default">
      <style:paragraph-properties fo:margin-top="0cm" fo:margin-bottom="0.199cm" loext:contextual-spacing="false" style:line-spacing="0.071cm"/>
      <style:text-properties fo:color="#bb2025" fo:font-size="15pt" fo:font-weight="bold" style:font-size-asian="10.5pt"/>
    </style:style>
    <style:style style:name="Catalyst_20_-_20_ToC_20_level_20_1" style:display-name="Catalyst - ToC level 1" style:family="paragraph" style:parent-style-name="Catalyst_20_-_20_Default">
      <style:paragraph-properties fo:margin-left="1cm" fo:margin-right="0cm" fo:margin-top="0.4cm" fo:margin-bottom="0cm" loext:contextual-spacing="false" style:line-spacing="0.106cm" fo:text-indent="-1cm" style:auto-text-indent="false">
        <style:tab-stops/>
      </style:paragraph-properties>
      <style:text-properties fo:font-size="11pt" fo:font-weight="bold" style:font-size-asian="10.5pt"/>
    </style:style>
    <style:style style:name="Catalyst_20_-_20_ToC_20_level_20_2" style:display-name="Catalyst - ToC level 2" style:family="paragraph" style:parent-style-name="Catalyst_20_-_20_Default">
      <style:paragraph-properties fo:margin-top="0.199cm" fo:margin-bottom="0cm" loext:contextual-spacing="false" style:line-spacing="0.106cm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talyst_20_-_20_Heading_20_3_20_when_20_with_20_heading_20_2" style:display-name="Catalyst - Heading 3 when with heading 2" style:family="paragraph" style:parent-style-name="Catalyst_20_-_20_Heading_20_3" style:next-style-name="Catalyst_20_-_20_Text_20_Body" style:master-page-name="">
      <style:paragraph-properties fo:margin-top="0cm" fo:margin-bottom="0cm" loext:contextual-spacing="false" style:line-spacing="0.106cm" style:page-number="auto"/>
      <style:text-properties style:font-size-asian="10.5pt"/>
    </style:style>
    <style:style style:name="Catalyst_20_-_20_Footnote" style:display-name="Catalyst - Footnote" style:family="paragraph" style:parent-style-name="Catalyst_20_-_20_Default">
      <style:paragraph-properties fo:margin-left="0.499cm" fo:margin-right="0cm" fo:line-height="0.353cm" fo:text-indent="-0.499cm" style:auto-text-indent="false">
        <style:tab-stops/>
      </style:paragraph-properties>
      <style:text-properties fo:font-size="7pt" style:font-size-asian="10.5pt"/>
    </style:style>
    <style:style style:name="Catalyst_20_-_20_Footer" style:display-name="Catalyst - Footer" style:family="paragraph" style:parent-style-name="Catalyst_20_-_20_Default">
      <style:paragraph-properties style:line-spacing="0.071cm" fo:text-align="end" style:justify-single-word="false"/>
      <style:text-properties fo:color="#333333" style:font-name="Lato1" fo:font-family="Lato" style:font-style-name="Regular" style:font-pitch="variable" fo:font-size="8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talyst_20_-_20_Table_20_header" style:display-name="Catalyst - Table header" style:family="paragraph" style:parent-style-name="Catalyst_20_-_20_Default">
      <style:paragraph-properties fo:margin-top="0.199cm" fo:margin-bottom="0.199cm" loext:contextual-spacing="false" style:line-spacing="0.106cm"/>
      <style:text-properties fo:font-weight="bold" style:font-size-asian="10.5pt"/>
    </style:style>
    <style:style style:name="Catalyst_20_-_20_Table_20_contents" style:display-name="Catalyst - Table contents" style:family="paragraph" style:parent-style-name="Catalyst_20_-_20_Default" style:master-page-name="">
      <style:paragraph-properties fo:margin-top="0cm" fo:margin-bottom="0.199cm" loext:contextual-spacing="false" style:line-spacing="0.106cm" fo:keep-together="auto" style:page-number="auto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Catalyst_20_-_20_Title_20_page_20_heading_20_1" style:display-name="Catalyst - Title page heading 1" style:family="paragraph" style:parent-style-name="Catalyst_20_-_20_Default" style:next-style-name="Catalyst_20_-_20_Title_20_page_20_Project_20_Name" style:master-page-name="">
      <style:paragraph-properties fo:margin-left="0cm" fo:margin-right="0cm" style:line-spacing="0.071cm" fo:text-indent="0cm" style:auto-text-indent="false" style:page-number="auto"/>
      <style:text-properties style:font-name="Lato Light1" fo:font-family="'Lato Light'" style:font-style-name="Light" style:font-pitch="variable" fo:font-size="18pt" fo:font-weight="250" style:font-size-asian="10.5pt"/>
    </style:style>
    <style:style style:name="Catalyst_20_-_20_Title_20_page_20_Project_20_Name" style:display-name="Catalyst - Title page Project Name" style:family="paragraph" style:parent-style-name="Catalyst_20_-_20_Default" style:next-style-name="Catalyst_20_-_20_Title_20_page_20_heading_20_3">
      <style:paragraph-properties fo:margin-top="0.499cm" fo:margin-bottom="0.499cm" loext:contextual-spacing="false" style:line-spacing="0.141cm"/>
      <style:text-properties fo:font-size="26pt" fo:font-weight="normal" style:font-size-asian="10.5pt"/>
    </style:style>
    <style:style style:name="Catalyst_20_-_20_Title_20_page_20_heading_20_3" style:display-name="Catalyst - Title page heading 3" style:family="paragraph" style:parent-style-name="Catalyst_20_-_20_Default" style:next-style-name="Catalyst_20_-_20_Title_20_page_20_heading_20_2" style:master-page-name="">
      <style:paragraph-properties fo:margin-top="0cm" fo:margin-bottom="0cm" loext:contextual-spacing="false" style:line-spacing="0.141cm" style:register-true="true" style:page-number="auto"/>
      <style:text-properties style:font-name="Lato Light1" fo:font-family="'Lato Light'" style:font-style-name="Light" style:font-pitch="variable" fo:font-size="14pt" fo:font-weight="250" style:font-size-asian="10.5pt"/>
    </style:style>
    <style:style style:name="Catalyst_20_-_20_Title_20_page_20_heading_20_4" style:display-name="Catalyst - Title page heading 4" style:family="paragraph" style:parent-style-name="Catalyst_20_-_20_Default">
      <style:paragraph-properties fo:margin-top="0.499cm" fo:margin-bottom="0cm" loext:contextual-spacing="false" style:line-spacing="0.141cm"/>
      <style:text-properties fo:font-size="14pt" style:font-size-asian="10.5pt"/>
    </style:style>
    <style:style style:name="Catalyst_20_-_20_Title_20_page_20_heading_20_2" style:display-name="Catalyst - Title page heading 2" style:family="paragraph" style:parent-style-name="Catalyst_20_-_20_Default" style:next-style-name="Catalyst_20_-_20_Title_20_page_20_heading_20_3" style:master-page-name="">
      <style:paragraph-properties fo:margin-top="0cm" fo:margin-bottom="0cm" loext:contextual-spacing="false" style:line-spacing="0.141cm" style:page-number="auto"/>
      <style:text-properties fo:font-size="18pt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talyst_20_-_20_Address" style:display-name="Catalyst - Address" style:family="paragraph" style:parent-style-name="Catalyst_20_-_20_Text_20_Body">
      <style:paragraph-properties fo:margin-top="0cm" fo:margin-bottom="0cm" loext:contextual-spacing="false" style:line-spacing="0.106cm"/>
      <style:text-properties style:font-size-asian="10.5pt"/>
    </style:style>
    <style:style style:name="Catalyst_20_-_20_Text_20_body_20_indented" style:display-name="Catalyst - Text body indented" style:family="paragraph" style:parent-style-name="Catalyst_20_-_20_Default" style:master-page-name="">
      <style:paragraph-properties fo:margin-left="1cm" fo:margin-right="0cm" fo:margin-top="0.4cm" fo:margin-bottom="0cm" loext:contextual-spacing="false" style:line-spacing="0.106cm" fo:orphans="2" fo:widows="2" fo:text-indent="0cm" style:auto-text-indent="false" style:page-number="auto"/>
      <style:text-properties style:font-size-asian="10.5pt"/>
    </style:style>
    <style:style style:name="Catalyst_20_-_20_Header" style:display-name="Catalyst - Header" style:family="paragraph" style:parent-style-name="Catalyst_20_-_20_Default"/>
    <style:style style:name="Catalyst_20_-_20_Table_20_main_20_header" style:display-name="Catalyst - Table main header" style:family="paragraph" style:parent-style-name="Catalyst_20_-_20_Default">
      <style:paragraph-properties fo:margin-top="0.199cm" fo:margin-bottom="0.199cm" loext:contextual-spacing="false" style:line-spacing="0.106cm"/>
      <style:text-properties fo:font-size="11pt" fo:font-weight="bold" style:font-size-asian="10.5pt"/>
    </style:style>
    <style:style style:name="Catalyst_20_-_20_Appendix_20_titles" style:display-name="Catalyst - Appendix titles" style:family="paragraph" style:parent-style-name="Catalyst_20_-_20_Default" style:next-style-name="Catalyst_20_-_20_Text_20_Body" style:list-style-name="Catalyst_20_-_20_Appendix_20_titles" style:master-page-name="">
      <style:paragraph-properties fo:line-height="0.67cm" style:page-number="auto" fo:break-before="page"/>
      <style:text-properties fo:font-variant="normal" fo:text-transform="none" fo:color="#bb2025" fo:font-size="15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talyst_20_-_20_Heading_20_4" style:display-name="Catalyst - Heading 4" style:family="paragraph" style:parent-style-name="Catalyst_20_-_20_Default" style:next-style-name="Catalyst_20_-_20_Text_20_Body" style:master-page-name="">
      <style:paragraph-properties fo:margin-top="0.4cm" fo:margin-bottom="0cm" loext:contextual-spacing="false" style:page-number="auto" fo:keep-with-next="always"/>
      <style:text-properties fo:font-weight="bold" style:font-size-asian="10.5pt"/>
    </style:style>
    <style:style style:name="Catalyst_20_-_20_Lettered_20_list" style:display-name="Catalyst - Lettered list" style:family="paragraph" style:parent-style-name="Catalyst_20_-_20_Default" style:list-style-name="Catalyst_20_-_20_Letter_20_list" style:master-page-name="">
      <style:paragraph-properties fo:margin-top="0.15cm" fo:margin-bottom="0cm" loext:contextual-spacing="false" style:line-spacing="0.106cm" style:page-number="auto">
        <style:tab-stops/>
      </style:paragraph-properties>
      <style:text-properties style:font-size-asian="10.5pt"/>
    </style:style>
    <style:style style:name="Catalyst_20_-_20_Schedules_20_Titles" style:display-name="Catalyst - Schedules Titles" style:family="paragraph" style:parent-style-name="Catalyst_20_-_20_Default" style:list-style-name="Catalyst_20_-_20_Schedule_20_titles">
      <style:paragraph-properties fo:margin-top="0.4cm" fo:margin-bottom="0cm" loext:contextual-spacing="false" style:line-spacing="0.141cm"/>
      <style:text-properties fo:color="#bb2025" fo:font-size="15pt" fo:font-weight="bold" style:font-size-asian="10.5pt"/>
    </style:style>
    <style:style style:name="Catalyst_20_-_20_Table_20_Bulleted_20_list" style:display-name="Catalyst - Table Bulleted list" style:family="paragraph" style:parent-style-name="Catalyst_20_-_20_Default" style:list-style-name="Catalyst_20_-_20_Table_20_bullet_20_list">
      <style:paragraph-properties fo:margin-top="0cm" fo:margin-bottom="0.101cm" loext:contextual-spacing="false" style:line-spacing="0.106cm"/>
      <style:text-properties style:font-size-asian="10.5pt"/>
    </style:style>
    <style:style style:name="Catalyst_20_-_20_Lettered_20_list_20_indented" style:display-name="Catalyst - Lettered list indented" style:family="paragraph" style:parent-style-name="Catalyst_20_-_20_Default" style:list-style-name="Catalyst_20_-_20_Lettered_20_list_20_indented">
      <style:paragraph-properties fo:margin-top="0.15cm" fo:margin-bottom="0cm" loext:contextual-spacing="false" style:line-spacing="0.109cm">
        <style:tab-stops/>
      </style:paragraph-properties>
    </style:style>
    <style:style style:name="Catalyst_20_-_20_Table_20_contents_20_narrow" style:display-name="Catalyst - Table contents narrow" style:family="paragraph" style:parent-style-name="Catalyst_20_-_20_Default">
      <style:paragraph-properties fo:margin-top="0.049cm" fo:margin-bottom="0.049cm" loext:contextual-spacing="false"/>
    </style:style>
    <style:style style:name="Catalyst_20_-_20_Other_20_header" style:display-name="Catalyst - Other header" style:family="paragraph" style:parent-style-name="Catalyst_20_-_20_Default" style:next-style-name="Catalyst_20_-_20_Text_20_Body">
      <style:paragraph-properties fo:margin-top="0.4cm" fo:margin-bottom="0.199cm" loext:contextual-spacing="false" style:line-spacing="0.141cm"/>
      <style:text-properties fo:color="#bb2025" fo:font-size="15pt" style:font-size-asian="10.5pt"/>
    </style:style>
    <style:style style:name="Catalyst_20_-_20_Other_20_header_20_level_20_2" style:display-name="Catalyst - Other header level 2" style:family="paragraph" style:parent-style-name="Catalyst_20_-_20_Default" style:next-style-name="Catalyst_20_-_20_Text_20_Body" style:master-page-name="">
      <style:paragraph-properties fo:margin-top="0.4cm" fo:margin-bottom="0.101cm" loext:contextual-spacing="false" style:line-spacing="0.071cm" style:page-number="auto"/>
      <style:text-properties fo:font-size="13pt" fo:font-weight="bold" style:font-size-asian="10.5pt"/>
    </style:style>
    <style:style style:name="Catalyst_20_-_20_Technical_20_font" style:display-name="Catalyst - Technical font" style:family="paragraph" style:parent-style-name="Catalyst_20_-_20_Default">
      <style:paragraph-properties fo:margin-top="0.4cm" fo:margin-bottom="0cm" loext:contextual-spacing="false"/>
      <style:text-properties style:font-name="Courier 10 Pitch" fo:font-family="'Courier 10 Pitch'" style:font-style-name="Regular" style:font-pitch="fixed" style:font-size-asian="10.5pt"/>
    </style:style>
    <style:style style:name="Catalyst_20_-_20_Table_20_numbered_20_list" style:display-name="Catalyst - Table numbered list" style:family="paragraph" style:parent-style-name="Catalyst_20_-_20_Default" style:list-style-name="Catalyst_20_-_20_Table_20_numbered_20_list">
      <style:paragraph-properties fo:margin-top="0.199cm" fo:margin-bottom="0.199cm" loext:contextual-spacing="false" style:line-spacing="0.109cm"/>
      <style:text-properties style:font-size-asian="10.5pt"/>
    </style:style>
    <style:style style:name="Catalyst_20_-_20_Text_20_body_20_indented_20_again_20_" style:display-name="Catalyst - Text body indented again " style:family="paragraph" style:parent-style-name="Catalyst_20_-_20_Default" style:master-page-name="">
      <style:paragraph-properties fo:margin-left="2cm" fo:margin-right="0cm" fo:margin-top="0.4cm" fo:margin-bottom="0cm" loext:contextual-spacing="false" style:line-spacing="0.109cm" fo:orphans="2" fo:widows="2" fo:text-indent="0cm" style:auto-text-indent="false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talyst_20_-_20_Default_20_Char" style:display-name="Catalyst - Default Char" style:family="text">
      <style:text-properties style:font-name="Lato1" fo:font-family="Lato" style:font-style-name="Regular" style:font-pitch="variable" fo:font-size="10pt" style:font-size-asian="10.5pt"/>
    </style:style>
    <style:style style:name="Catalyst_20_-_20_Footer_20_light" style:display-name="Catalyst - Footer light" style:family="text" style:parent-style-name="Catalyst_20_-_20_Default_20_Char">
      <style:text-properties fo:color="#333333" style:font-name="Lato Light1" fo:font-family="'Lato Light'" style:font-style-name="Light" style:font-pitch="variable" fo:font-size="8pt" fo:font-weight="250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>
      <style:text-properties style:font-name="Lato1" fo:font-family="Lato" style:font-style-name="Regular" style:font-pitch="variable" fo:font-size="7pt" style:font-size-asian="10.5pt"/>
    </style:style>
    <style:style style:name="Footnote_20_anchor" style:display-name="Footnote anchor" style:family="text">
      <style:text-properties style:text-position="super 58%" style:font-name="Lato1" fo:font-family="Lato" style:font-style-name="Regular" style:font-pitch="variable" fo:font-size="7pt" fo:background-color="transparent" style:font-size-asian="10.5pt"/>
    </style:style>
    <style:style style:name="Internet_20_link" style:display-name="Internet link" style:family="text" style:parent-style-name="Catalyst_20_-_20_Default_20_Char">
      <style:text-properties fo:color="#bb2025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talyst_20_-_20_Step-by-step_20_text" style:display-name="Catalyst - Step-by-step text" style:family="text" style:parent-style-name="Catalyst_20_-_20_Default_20_Char">
      <style:text-properties fo:color="#317686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atalyst_20_-_20_Numbered_20_List" style:display-name="Catalyst - Numbered List">
      <text:list-level-style-number text:level="1" text:style-name="Catalyst_20_-_20_Default_20_Char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Catalyst_20_-_20_Default_20_Char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Bulletted_20_List" style:display-name="Catalyst - Bulletted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_20_list" style:display-name="Catalyst - Letter list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bullet_20_list" style:display-name="Catalyst - Table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ed_20_list_20_indented" style:display-name="Catalyst - Lettered list indented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2cm" fo:text-indent="-0.799cm" fo:margin-left="3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Schedule_20_titles" style:display-name="Catalyst - Schedule titles">
      <text:list-level-style-number text:level="1" text:style-name="Numbering_20_Symbols" style:num-prefix="Schedul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Appendix_20_titles" style:display-name="Catalyst - Appendix titles">
      <text:list-level-style-number text:level="1" style:num-prefix="Appendix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numbered_20_list" style:display-name="Catalyst - Table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talyst_20_-_20_Footer">
      <style:text-properties officeooo:paragraph-rsid="0071feab"/>
    </style:style>
    <style:style style:name="MP2" style:family="paragraph" style:parent-style-name="Catalyst_20_-_20_Footer">
      <style:text-properties officeooo:paragraph-rsid="002b0a45"/>
    </style:style>
    <style:style style:name="MP3" style:family="paragraph" style:parent-style-name="Catalyst_20_-_20_Footer">
      <style:text-properties officeooo:paragraph-rsid="0034d50d"/>
    </style:style>
    <style:style style:name="MP4" style:family="paragraph" style:parent-style-name="Catalyst_20_-_20_Footer">
      <style:text-properties officeooo:paragraph-rsid="00357182"/>
    </style:style>
    <style:style style:name="MP5" style:family="paragraph" style:parent-style-name="Text_20_body">
      <style:paragraph-properties fo:text-align="end" style:justify-single-word="false"/>
    </style:style>
    <style:style style:name="MP6" style:family="paragraph" style:parent-style-name="Catalyst_20_-_20_Footer">
      <style:text-properties officeooo:paragraph-rsid="0069ec38"/>
    </style:style>
    <style:style style:name="MP7" style:family="paragraph" style:parent-style-name="Catalyst_20_-_20_Footer">
      <style:text-properties officeooo:paragraph-rsid="006bdb17"/>
    </style:style>
    <style:style style:name="MP8" style:family="paragraph" style:parent-style-name="Catalyst_20_-_20_Footer">
      <style:text-properties officeooo:paragraph-rsid="006bfd33"/>
    </style:style>
    <style:style style:name="MT1" style:family="text">
      <style:text-properties officeooo:rsid="00660bb6"/>
    </style:style>
    <style:style style:name="MT2" style:family="text">
      <style:text-properties style:font-name="Lato Light1" fo:font-weight="250" style:font-size-asian="10.5pt"/>
    </style:style>
    <style:style style:name="MT3" style:family="text"/>
    <style:style style:name="MT4" style:family="text">
      <style:text-properties style:font-name="Lato2"/>
    </style:style>
    <style:style style:name="MT5" style:family="text">
      <style:text-properties officeooo:rsid="0029a2e9"/>
    </style:style>
    <style:style style:name="MT6" style:family="text">
      <style:text-properties style:font-name="Lato2" officeooo:rsid="0029a2e9"/>
    </style:style>
    <style:style style:name="MT7" style:family="text">
      <style:text-properties style:font-name="Lato Light1" fo:font-weight="250" officeooo:rsid="0029a2e9" style:font-size-asian="10.5pt"/>
    </style:style>
    <style:style style:name="MT8" style:family="text">
      <style:text-properties style:font-name="Lato2" officeooo:rsid="00660bb6"/>
    </style:style>
    <style:style style:name="MT9" style:family="text">
      <style:text-properties style:font-name="Lato Light1" fo:font-weight="250" officeooo:rsid="00660bb6" style:font-size-asian="10.5pt"/>
    </style:style>
    <style:style style:name="MT10" style:family="text">
      <style:text-properties officeooo:rsid="00821b70"/>
    </style:style>
    <style:style style:name="MT11" style:family="text">
      <style:text-properties style:font-name="Lato2" officeooo:rsid="00821b70"/>
    </style:style>
    <style:style style:name="MT12" style:family="text">
      <style:text-properties style:font-name="Lato Light1" fo:font-weight="250" officeooo:rsid="00821b70" style:font-size-asian="10.5pt"/>
    </style:style>
    <style:style style:name="MT13" style:family="text">
      <style:text-properties officeooo:rsid="0063bd4e"/>
    </style:style>
    <style:style style:name="MT14" style:family="text">
      <style:text-properties style:font-name="Lato3" fo:font-weight="250" officeooo:rsid="0029a2e9"/>
    </style:style>
    <style:style style:name="MT15" style:family="text">
      <style:text-properties style:font-name="Lato Light1" fo:font-weight="250" officeooo:rsid="0029a2e9"/>
    </style:style>
    <style:style style:name="MT16" style:family="text">
      <style:text-properties fo:color="#333333" style:font-name="Lato Light1" fo:font-size="8pt" fo:font-weight="250" officeooo:rsid="00660bb6" style:font-size-asian="10.5pt"/>
    </style:style>
    <style:style style:name="MT17" style:family="text">
      <style:text-properties style:font-name="Lato3" fo:font-weight="250" style:font-size-asian="10.5pt"/>
    </style:style>
    <style:style style:name="MT18" style:family="text">
      <style:text-properties officeooo:rsid="003cd4e3"/>
    </style:style>
    <style:style style:name="MT19" style:family="text">
      <style:text-properties fo:color="#333333" style:font-name="Lato3" fo:font-size="8pt" fo:font-weight="250" officeooo:rsid="0063bd4e" style:font-size-asian="10.5pt"/>
    </style:style>
    <style:style style:name="MT20" style:family="text">
      <style:text-properties fo:color="#333333" style:font-name="Lato3" fo:font-size="8pt" fo:font-weight="250" officeooo:rsid="009685b4" style:font-size-asian="10.5pt"/>
    </style:style>
    <style:style style:name="M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7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1cm" fo:margin-left="4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.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10.201cm" fo:margin-right="0cm" fo:margin-bottom="0cm" style:dynamic-spacing="fals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09cm" style:distance-before-sep="0.101cm" style:distance-after-sep="0.101cm" style:line-style="solid" style:adjustment="left" style:rel-width="100%" style:color="#b3b3b3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0">
      <style:page-layout-properties fo:page-width="29.7cm" fo:page-height="21.001cm" style:num-format="1" style:print-orientation="landscape" fo:margin-top="4.001cm" fo:margin-bottom="1cm" fo:margin-left="2cm" fo:margin-right="6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7.999cm" fo:margin-bottom="0.101cm" fo:margin-left="2cm" fo:margin-right="4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3">
      <style:page-layout-properties fo:page-width="29.7cm" fo:page-height="21.001cm" style:num-format="1" style:print-orientation="landscape" fo:margin-top="4.001cm" fo:margin-bottom="1cm" fo:margin-left="2cm" fo:margin-right="6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4.001cm" fo:margin-bottom="1cm" fo:margin-left="4.00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  <style:page-layout style:name="Mpm18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9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01cm" fo:margin-left="0cm" fo:margin-right="0cm" fo:margin-top="1.101cm" style:dynamic-spacing="false"/>
      </style:footer-style>
    </style:page-layout>
    <style:page-layout style:name="Mpm2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101cm" fo:margin-left="0cm" fo:margin-right="0cm" fo:margin-top="1.401cm" style:dynamic-spacing="false"/>
      </style:footer-style>
    </style:page-layout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atalyst-WGTN_20_-_20_Cover_20_page" style:display-name="Catalyst-WGTN - Cover page" style:page-layout-name="Mpm2" style:next-style-name="Catalyst-NZ_20_-_20_ToC_20_Page">
      <style:footer>
        <text:p text:style-name="Catalyst_20_-_20_Footer"><draw:frame draw:style-name="Mfr1" draw:name="Image1" text:anchor-type="paragraph" svg:width="21.001cm" svg:height="7.5cm" draw:z-index="0"><draw:image xlink:href="Pictures/10000201000009B000000376CB844640D7C35D71.png" xlink:type="simple" xlink:show="embed" xlink:actuate="onLoad"/></draw:frame></text:p>
      </style:footer>
    </style:master-page>
    <style:master-page style:name="Catalyst-NZ_20_-_20_ToC_20_Page" style:display-name="Catalyst-NZ - ToC Page" style:page-layout-name="Mpm3" style:next-style-name="Catalyst-NZ_20_-_20_Report_20_pages">
      <style:footer>
        <text:p text:style-name="MP1"><draw:frame draw:style-name="Mfr2" draw:name="Image11" text:anchor-type="paragraph" svg:x="0cm" svg:width="5.6cm" svg:height="1.7cm" draw:z-index="0"><draw:image xlink:href="Pictures/10000201000001B9000000862AC28C3526F0D822.png" xlink:type="simple" xlink:show="embed" xlink:actuate="onLoad"/></draw:frame><draw:frame draw:style-name="Mfr3" draw:name="Image12" text:anchor-type="paragraph" svg:x="0cm" svg:y="27.15cm" svg:width="21.001cm" svg:height="0.66cm" draw:z-index="0"><draw:image xlink:href="Pictures/100002010000067600000034B7D4BFBA2BD997BE.png" xlink:type="simple" xlink:show="embed" xlink:actuate="onLoad"/></draw:frame><text:variable-get text:name="ProjectFullName" style:data-style-name="N0">Double click to enter project full name</text:variable-get><text:span text:style-name="MT1"> </text:span><text:span text:style-name="MT2">//</text:span> <text:variable-get text:name="ClientFullName" style:data-style-name="N0">Double Click to enter client full name</text:variable-get></text:p>
        <text:p text:style-name="MP1"><draw:frame draw:style-name="Mfr2" draw:name="Image9" text:anchor-type="paragraph" svg:x="0cm" svg:width="5.6cm" svg:height="1.7cm" draw:z-index="0"><draw:image xlink:href="Pictures/10000201000001B900000086DF2264A419EBCD8E.png" xlink:type="simple" xlink:show="embed" xlink:actuate="onLoad"/></draw:frame><draw:frame draw:style-name="Mfr3" draw:name="Image10" text:anchor-type="paragraph" svg:x="0cm" svg:y="27.15cm" svg:width="21.001cm" svg:height="0.66cm" draw:z-index="0"><draw:image xlink:href="Pictures/100002010000067600000034FEB7009B67A26DCF.png" xlink:type="simple" xlink:show="embed" xlink:actuate="onLoad"/></draw:frame><draw:frame draw:style-name="Mfr3" draw:name="graphics8" text:anchor-type="paragraph" svg:x="0cm" svg:y="27.15cm" svg:width="21.001cm" svg:height="0.66cm" draw:z-index="0"><draw:image xlink:href="Pictures/100002010000067600000034EB8C7D3FEE2821E2.png" xlink:type="simple" xlink:show="embed" xlink:actuate="onLoad"/></draw:frame><draw:frame draw:style-name="Mfr2" draw:name="graphics1" text:anchor-type="paragraph" svg:x="0cm" svg:width="5.6cm" svg:height="1.7cm" draw:z-index="0"><draw:image xlink:href="Pictures/10000201000001B900000086B6DC15D2B1687F28.png" xlink:type="simple" xlink:show="embed" xlink:actuate="onLoad"/></draw:frame>Commercial in Confidence<text:span text:style-name="MT1"> </text:span><text:span text:style-name="MT2">//</text:span> www.catalyst.net.nz</text:p>
      </style:footer>
    </style:master-page>
    <style:master-page style:name="Footnote" style:page-layout-name="Mpm4"/>
    <style:master-page style:name="Endnote" style:page-layout-name="Mpm4"/>
    <style:master-page style:name="Catalyst-NZ_20_-_20_Landscape" style:display-name="Catalyst-NZ - Landscape" style:page-layout-name="Mpm5">
      <style:footer>
        <text:p text:style-name="Catalyst_20_-_20_Footer"><draw:frame draw:style-name="Mfr4" draw:name="graphics13" text:anchor-type="paragraph" svg:x="0cm" svg:width="5.6cm" svg:height="1.7cm" draw:z-index="0"><draw:image xlink:href="Pictures/10000201000001B9000000863C5134BFE97F3B95.png" xlink:type="simple" xlink:show="embed" xlink:actuate="onLoad"/></draw:frame><text:variable-get text:name="ProjectFullName" style:data-style-name="N0">Double click to enter project full name</text:variable-get> <text:span text:style-name="Catalyst_20_-_20_Footer_20_light">//</text:span> <text:variable-get text:name="ClientFullName" style:data-style-name="N0">Double Click to enter client full name</text:variable-get> <text:span text:style-name="Catalyst_20_-_20_Footer_20_light">//</text:span> <text:date style:data-style-name="N111" text:date-value="2017-07-28T13:41:26.429573013">July 2017</text:date></text:p>
        <text:p text:style-name="Catalyst_20_-_20_Footer"><draw:frame draw:style-name="Mfr5" draw:name="graphics16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graphics18" text:anchor-type="paragraph" svg:x="-6.249cm" svg:width="5.6cm" svg:height="1.7cm" draw:z-index="0"><draw:image xlink:href="Pictures/10000201000001B9000000860B6A6EC4A05C199F.png" xlink:type="simple" xlink:show="embed" xlink:actuate="onLoad"/></draw:frame>Commercial in Confidence <text:span text:style-name="Catalyst_20_-_20_Footer_20_light">//</text:span> www.catalyst.net.nz <text:span text:style-name="Catalyst_20_-_20_Footer_20_light">//</text:span> Page <text:page-number text:select-page="current">0</text:page-number></text:p>
      </style:footer>
    </style:master-page>
    <style:master-page style:name="Catalyst-ALL_20_-_20_Letter_20_head_20_p2" style:display-name="Catalyst-ALL - Letter head p2" style:page-layout-name="Mpm6">
      <style:footer>
        <text:p text:style-name="Footer"><draw:frame draw:style-name="Mfr7" draw:name="graphics9" text:anchor-type="paragraph" svg:x="13.496cm" svg:y="1.849cm" svg:width="3.505cm" svg:height="0.702cm" draw:z-index="0"><draw:image xlink:href="Pictures/100002010000019E0000005399642098AF69A7C2.png" xlink:type="simple" xlink:show="embed" xlink:actuate="onLoad"/></draw:frame></text:p>
      </style:footer>
    </style:master-page>
    <style:master-page style:name="Catalyst-WGTN_20_-_20_Letter_20_head_20_p1" style:display-name="Catalyst-WGTN - Letter head p1" style:page-layout-name="Mpm7" style:next-style-name="Catalyst-ALL_20_-_20_Letter_20_head_20_p2">
      <style:header>
        <text:p text:style-name="Catalyst_20_-_20_Header"><draw:frame draw:style-name="Mfr8" draw:name="Image50" text:anchor-type="paragraph" svg:width="6.798cm" svg:height="5.002cm" draw:z-index="0"><draw:image xlink:href="Pictures/10000201000003230000024FF3920566D158B7F6.png" xlink:type="simple" xlink:show="embed" xlink:actuate="onLoad"/></draw:frame></text:p>
      </style:header>
    </style:master-page>
    <style:master-page style:name="Catalyst-NZ_20_-_20_Report_20_pages" style:display-name="Catalyst-NZ - Report pages" style:page-layout-name="Mpm8">
      <style:footer>
        <text:p text:style-name="MP1"><draw:frame draw:style-name="Mfr9" draw:name="graphics5" text:anchor-type="paragraph" svg:x="0cm" svg:y="27.15cm" svg:width="21.001cm" svg:height="0.66cm" draw:z-index="0"><draw:image xlink:href="Pictures/100002010000067600000034356CA37126B02064.png" xlink:type="simple" xlink:show="embed" xlink:actuate="onLoad"/></draw:frame><draw:frame draw:style-name="Mfr2" draw:name="graphics6" text:anchor-type="paragraph" svg:x="0cm" svg:width="5.6cm" svg:height="1.7cm" draw:z-index="0"><draw:image xlink:href="Pictures/10000201000001B90000008691900723517255C4.png" xlink:type="simple" xlink:show="embed" xlink:actuate="onLoad"/></draw:frame><text:variable-get text:name="ProjectFullName" style:data-style-name="N0"/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5"><text:variable-get text:name="ClientFullName" style:data-style-name="N0"/>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5"><text:date style:data-style-name="N111" text:date-value="2017-07-28T13:41:26.442049057">July 2017</text:date></text:span></text:p>
        <text:p text:style-name="MP1"><draw:frame draw:style-name="Mfr9" draw:name="graphics10" text:anchor-type="paragraph" svg:x="0cm" svg:y="27.15cm" svg:width="21.001cm" svg:height="0.66cm" draw:z-index="0"><draw:image xlink:href="Pictures/10000201000006760000003400D1C55AFE57F277.png" xlink:type="simple" xlink:show="embed" xlink:actuate="onLoad"/></draw:frame><draw:frame draw:style-name="Mfr2" draw:name="graphics11" text:anchor-type="paragraph" svg:x="0cm" svg:width="5.6cm" svg:height="1.7cm" draw:z-index="0"><draw:image xlink:href="Pictures/10000201000001B900000086CCCEB8C97694EC8D.png" xlink:type="simple" xlink:show="embed" xlink:actuate="onLoad"/></draw:frame><text:span text:style-name="MT1">Commercial in Confidence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1">www.catalyst.net.nz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WGTN_20_-_20_Alternative_20_cover_20_page" style:display-name="Catalyst-WGTN - Alternative cover page" style:page-layout-name="Mpm9" style:next-style-name="Catalyst-NZ_20_-_20_Report_20_pages">
      <style:header>
        <text:p text:style-name="Header"><draw:frame draw:style-name="Mfr10" draw:name="graphics14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graphics15" text:anchor-type="paragraph" svg:y="27.15cm" svg:width="21.001cm" svg:height="0.66cm" draw:z-index="0"><draw:image xlink:href="Pictures/10000201000006760000003400D1C55AFE57F277.png" xlink:type="simple" xlink:show="embed" xlink:actuate="onLoad"/></draw:frame><draw:frame draw:style-name="Mfr12" draw:name="Image48" text:anchor-type="paragraph" svg:width="11.996cm" svg:height="1.998cm" draw:z-index="0"><draw:image xlink:href="Pictures/1000020100000589000000EC67BEE48DD30A5FC6.png" xlink:type="simple" xlink:show="embed" xlink:actuate="onLoad"/></draw:frame></text:p>
      </style:footer>
    </style:master-page>
    <style:master-page style:name="Catalyst-WGTN_20_-_20_Landscape_20_cover_20_page" style:display-name="Catalyst-WGTN - Landscape cover page" style:page-layout-name="Mpm10" style:next-style-name="Catalyst-NZ_20_-_20_Landscape">
      <style:footer>
        <text:p text:style-name="Footer"><draw:frame draw:style-name="Mfr1" draw:name="Image3" text:anchor-type="paragraph" svg:width="29.7cm" svg:height="3.75cm" draw:z-index="0"><draw:image xlink:href="Pictures/1000020100000DB4000001BBE8297F72BFDB5E94.png" xlink:type="simple" xlink:show="embed" xlink:actuate="onLoad"/></draw:frame></text:p>
      </style:footer>
    </style:master-page>
    <style:master-page style:name="Catalyst-AUCK_20_-_20_Cover_20_page" style:display-name="Catalyst-AUCK - Cover page" style:page-layout-name="Mpm11" style:next-style-name="Catalyst-NZ_20_-_20_ToC_20_Page">
      <style:footer>
        <text:p text:style-name="Footer"><draw:frame draw:style-name="Mfr1" draw:name="Image5" text:anchor-type="paragraph" svg:width="21.001cm" svg:height="7.5cm" draw:z-index="0"><draw:image xlink:href="Pictures/10000201000009B0000003768231CDD10ED40801.png" xlink:type="simple" xlink:show="embed" xlink:actuate="onLoad"/></draw:frame></text:p>
      </style:footer>
    </style:master-page>
    <style:master-page style:name="Catalyst-CHCH_20_-_20_Cover_20_page" style:display-name="Catalyst-CHCH - Cover page" style:page-layout-name="Mpm11" style:next-style-name="Catalyst-NZ_20_-_20_ToC_20_Page">
      <style:footer>
        <text:p text:style-name="Footer"><draw:frame draw:style-name="Mfr1" draw:name="Image4" text:anchor-type="paragraph" svg:width="21.001cm" svg:height="7.5cm" draw:z-index="0"><draw:image xlink:href="Pictures/10000201000009B0000003763EA899C2FFA385F3.png" xlink:type="simple" xlink:show="embed" xlink:actuate="onLoad"/></draw:frame></text:p>
      </style:footer>
    </style:master-page>
    <style:master-page style:name="Catalyst-AU_20_-_20_Cover_20_page" style:display-name="Catalyst-AU - Cover page" style:page-layout-name="Mpm12" style:next-style-name="Catalyst-AU_20_-_20_ToC_20_Page">
      <style:footer>
        <text:p text:style-name="Footer"><draw:frame draw:style-name="Mfr1" draw:name="Image6" text:anchor-type="paragraph" svg:width="21.001cm" svg:height="7.5cm" draw:z-index="0"><draw:image xlink:href="Pictures/10000201000009B000000376C3E35CA868546627.png" xlink:type="simple" xlink:show="embed" xlink:actuate="onLoad"/></draw:frame></text:p>
      </style:footer>
    </style:master-page>
    <style:master-page style:name="Catalyst-EU_20_-_20_Cover_20_page" style:display-name="Catalyst-EU - Cover page" style:page-layout-name="Mpm11" style:next-style-name="Catalyst-EU_20_-_20_TocPage">
      <style:footer>
        <text:p text:style-name="Footer"><draw:frame draw:style-name="Mfr1" draw:name="Image2" text:anchor-type="paragraph" svg:width="21.001cm" svg:height="7.5cm" draw:z-index="0"><draw:image xlink:href="Pictures/10000201000009B1000003769736532051B50318.png" xlink:type="simple" xlink:show="embed" xlink:actuate="onLoad"/></draw:frame></text:p>
      </style:footer>
    </style:master-page>
    <style:master-page style:name="Catalyst-AUCK_20_-_20_Landscape_20_cover_20_page" style:display-name="Catalyst-AUCK - Landscape cover page" style:page-layout-name="Mpm13" style:next-style-name="Catalyst-NZ_20_-_20_Landscape">
      <style:footer>
        <text:p text:style-name="Footer"><draw:frame draw:style-name="Mfr1" draw:name="Image30" text:anchor-type="paragraph" svg:width="29.7cm" svg:height="3.75cm" draw:z-index="0"><draw:image xlink:href="Pictures/1000020100000DB4000001BBFB362ADD8CF1D4F0.png" xlink:type="simple" xlink:show="embed" xlink:actuate="onLoad"/></draw:frame></text:p>
      </style:footer>
    </style:master-page>
    <style:master-page style:name="Catalyst-AU_20_-_20_ToC_20_Page" style:display-name="Catalyst-AU - ToC Page" style:page-layout-name="Mpm14" style:next-style-name="Catalyst-AU_20_-_20_Report_20_pages">
      <style:footer>
        <text:p text:style-name="MP1"><draw:frame draw:style-name="Mfr3" draw:name="Image8" text:anchor-type="paragraph" svg:x="0cm" svg:y="27.15cm" svg:width="21.001cm" svg:height="0.66cm" draw:z-index="0"><draw:image xlink:href="Pictures/100002010000067600000034FEB7009B67A26DCF.png" xlink:type="simple" xlink:show="embed" xlink:actuate="onLoad"/></draw:frame><draw:frame draw:style-name="Mfr2" draw:name="Image7" text:anchor-type="paragraph" svg:x="0cm" svg:width="5.6cm" svg:height="1.7cm" draw:z-index="0"><draw:image xlink:href="Pictures/10000201000001B9000000861BF0CDC93BDD2BFE.png" xlink:type="simple" xlink:show="embed" xlink:actuate="onLoad"/></draw:frame><text:span text:style-name="MT10"><text:variable-get text:name="ProjectFullName" style:data-style-name="N0">Double click to enter project full name</text:variable-get></text:span><text:span text:style-name="Catalyst_20_-_20_Footer_20_light"><text:span text:style-name="MT11"> </text:span></text:span><text:span text:style-name="Catalyst_20_-_20_Footer_20_light"><text:span text:style-name="MT12">//</text:span></text:span><text:span text:style-name="Catalyst_20_-_20_Footer_20_light"><text:span text:style-name="MT11"> </text:span></text:span><text:span text:style-name="MT10"><text:variable-get text:name="ClientFullName" style:data-style-name="N0">Double Click to enter client full name</text:variable-get></text:span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3">www.catalyst-au.net</text:span></text:p>
      </style:footer>
    </style:master-page>
    <style:master-page style:name="Catalyst-EU_20_-_20_TocPage" style:display-name="Catalyst-EU - TocPage" style:page-layout-name="Mpm3" style:next-style-name="Catalyst-EU_20_-_20_Report_20_pages">
      <style:footer>
        <text:p text:style-name="MP1"><draw:frame draw:style-name="Mfr2" draw:name="Image13" text:anchor-type="paragraph" svg:x="0cm" svg:width="5.6cm" svg:height="1.7cm" draw:z-index="0"><draw:image xlink:href="Pictures/10000201000001B900000086CB07BA218EAA750B.png" xlink:type="simple" xlink:show="embed" xlink:actuate="onLoad"/></draw:frame><draw:frame draw:style-name="Mfr3" draw:name="Image14" text:anchor-type="paragraph" svg:x="0cm" svg:y="27.15cm" svg:width="21.001cm" svg:height="0.66cm" draw:z-index="0"><draw:image xlink:href="Pictures/100002010000067600000034ACF8B2375995C320.png" xlink:type="simple" xlink:show="embed" xlink:actuate="onLoad"/></draw:frame><text:variable-get text:name="ProjectFullName" style:data-style-name="N0">Double click to enter projec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variable-get text:name="ClientFullName" style:data-style-name="N0">Double Click to enter client full name</text:variable-get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www.catalyst-eu.net</text:p>
      </style:footer>
    </style:master-page>
    <style:master-page style:name="Catalyst-AU_20_-_20_Report_20_pages" style:display-name="Catalyst-AU - Report pages" style:page-layout-name="Mpm15">
      <style:footer>
        <text:p text:style-name="MP1"><draw:frame draw:style-name="Mfr9" draw:name="Image15" text:anchor-type="paragraph" svg:x="0cm" svg:y="27.15cm" svg:width="21.001cm" svg:height="0.66cm" draw:z-index="0"><draw:image xlink:href="Pictures/100002010000067600000034EF9193703FEA2D48.png" xlink:type="simple" xlink:show="embed" xlink:actuate="onLoad"/></draw:frame><draw:frame draw:style-name="Mfr4" draw:name="Image16" text:anchor-type="paragraph" svg:x="0cm" svg:width="5.6cm" svg:height="1.7cm" draw:z-index="0"><draw:image xlink:href="Pictures/10000201000001B90000008628DB9A7B88E81078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</text:span> <text:variable-get text:name="ClientFullName" style:data-style-name="N0">Double Click to enter clien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<text:date style:data-style-name="N111" text:date-value="2017-07-28T13:41:26.570696393">July 2017</text:date></text:span></text:p>
        <text:p text:style-name="MP1"><draw:frame draw:style-name="Mfr9" draw:name="Image17" text:anchor-type="paragraph" svg:x="0cm" svg:y="27.15cm" svg:width="21.001cm" svg:height="0.66cm" draw:z-index="0"><draw:image xlink:href="Pictures/100002010000067600000034268C4C7AE205DFE3.png" xlink:type="simple" xlink:show="embed" xlink:actuate="onLoad"/></draw:frame><draw:frame draw:style-name="Mfr2" draw:name="Image18" text:anchor-type="paragraph" svg:x="0cm" svg:width="5.6cm" svg:height="1.7cm" draw:z-index="0"><draw:image xlink:href="Pictures/10000201000001B900000086388BCDC690DF0F56.png" xlink:type="simple" xlink:show="embed" xlink:actuate="onLoad"/></draw:frame><text:span text:style-name="MT1">Commercial in Confidence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www.catalyst-au.net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EU_20_-_20_Report_20_pages" style:display-name="Catalyst-EU - Report pages" style:page-layout-name="Mpm15">
      <style:footer>
        <text:p text:style-name="MP2"><draw:frame draw:style-name="Mfr9" draw:name="Image19" text:anchor-type="paragraph" svg:x="0cm" svg:y="27.15cm" svg:width="21.001cm" svg:height="0.66cm" draw:z-index="0"><draw:image xlink:href="Pictures/1000020100000676000000341E3C6C919D4C9156.png" xlink:type="simple" xlink:show="embed" xlink:actuate="onLoad"/></draw:frame><draw:frame draw:style-name="Mfr2" draw:name="Image20" text:anchor-type="paragraph" svg:x="0cm" svg:width="5.6cm" svg:height="1.7cm" draw:z-index="0"><draw:image xlink:href="Pictures/10000201000001B9000000860161505C279F06CE.png" xlink:type="simple" xlink:show="embed" xlink:actuate="onLoad"/></draw:frame><text:span text:style-name="Catalyst_20_-_20_Footer_20_light"><text:span text:style-name="MT14"><text:variable-get text:name="ProjectFullName" style:data-style-name="N0"/></text:span></text:span><text:span text:style-name="Catalyst_20_-_20_Footer_20_light"><text:span text:style-name="MT14"> </text:span></text:span><text:span text:style-name="Catalyst_20_-_20_Footer_20_light"><text:span text:style-name="MT15">//</text:span></text:span><text:span text:style-name="MT5"> </text:span><text:span text:style-name="MT5"><text:variable-get text:name="ClientFullName" style:data-style-name="N0"/></text:span><text:span text:style-name="MT5"> </text:span><text:span text:style-name="MT9">//</text:span><text:span text:style-name="MT1"> </text:span><text:span text:style-name="MT1"><text:date style:data-style-name="N111" text:date-value="2017-07-28T13:41:26.576255480">July 2017</text:date></text:span></text:p>
        <text:p text:style-name="MP2"><draw:frame draw:style-name="Mfr9" draw:name="Image21" text:anchor-type="paragraph" svg:x="0cm" svg:y="27.15cm" svg:width="21.001cm" svg:height="0.66cm" draw:z-index="0"><draw:image xlink:href="Pictures/1000020100000676000000341E3C6C919D4C9156.png" xlink:type="simple" xlink:show="embed" xlink:actuate="onLoad"/></draw:frame><draw:frame draw:style-name="Mfr2" draw:name="Image22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Alternative_20_cover_20_page" style:display-name="Catalyst-AU - Alternative cover page" style:page-layout-name="Mpm16" style:next-style-name="Catalyst-AU_20_-_20_Report_20_pages">
      <style:header>
        <text:p text:style-name="Header"><draw:frame draw:style-name="Mfr10" draw:name="Image23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24" text:anchor-type="paragraph" svg:y="27.15cm" svg:width="21.001cm" svg:height="0.66cm" draw:z-index="0"><draw:image xlink:href="Pictures/10000201000006760000003457F08564CDDF90D1.png" xlink:type="simple" xlink:show="embed" xlink:actuate="onLoad"/></draw:frame><draw:frame draw:style-name="Mfr12" draw:name="Image25" text:anchor-type="paragraph" svg:width="11.996cm" svg:height="1.998cm" draw:z-index="0"><draw:image xlink:href="Pictures/1000020100000589000000EC6CA9CBF1B8B3A478.png" xlink:type="simple" xlink:show="embed" xlink:actuate="onLoad"/></draw:frame></text:p>
      </style:footer>
    </style:master-page>
    <style:master-page style:name="Catalyst-AUCK_20_-_20_Letter_20_head_20_p1" style:display-name="Catalyst-AUCK - Letter head p1" style:page-layout-name="Mpm17" style:next-style-name="Catalyst-ALL_20_-_20_Letter_20_head_20_p2">
      <style:header>
        <text:p text:style-name="Header"><draw:frame draw:style-name="Mfr8" draw:name="Image26" text:anchor-type="paragraph" svg:width="6.798cm" svg:height="5.002cm" draw:z-index="0"><draw:image xlink:href="Pictures/10000201000003230000024F615DD9DAA18D2E6D.png" xlink:type="simple" xlink:show="embed" xlink:actuate="onLoad"/></draw:frame></text:p>
      </style:header>
    </style:master-page>
    <style:master-page style:name="Catalyst-CHCH_20_-_20_Letter_20_head_20_p1" style:display-name="Catalyst-CHCH - Letter head p1" style:page-layout-name="Mpm17" style:next-style-name="Catalyst-ALL_20_-_20_Letter_20_head_20_p2">
      <style:header>
        <text:p text:style-name="Header"><draw:frame draw:style-name="Mfr8" draw:name="Image28" text:anchor-type="paragraph" svg:width="6.798cm" svg:height="5.002cm" draw:z-index="0"><draw:image xlink:href="Pictures/10000201000003230000024FD331E5722BDF4D99.png" xlink:type="simple" xlink:show="embed" xlink:actuate="onLoad"/></draw:frame></text:p>
      </style:header>
    </style:master-page>
    <style:master-page style:name="Catalyst-EU_20_-_20_Landscape_20_cover_20_page" style:display-name="Catalyst-EU - Landscape cover page" style:page-layout-name="Mpm10" style:next-style-name="Catalyst-EU_20_-_20_Landscape">
      <style:footer>
        <text:p text:style-name="Catalyst_20_-_20_Footer"><draw:frame draw:style-name="Mfr1" draw:name="Image27" text:anchor-type="paragraph" svg:width="29.7cm" svg:height="3.75cm" draw:z-index="0"><draw:image xlink:href="Pictures/1000020100000DB4000001BB139D1380F7F72DA6.png" xlink:type="simple" xlink:show="embed" xlink:actuate="onLoad"/></draw:frame></text:p>
      </style:footer>
    </style:master-page>
    <style:master-page style:name="Catalyst-AU_20_-_20_Landscape_20_cover_20_page" style:display-name="Catalyst-AU - Landscape cover page" style:page-layout-name="Mpm10" style:next-style-name="Catalyst-AU_20_-_20_Landscape">
      <style:footer>
        <text:p text:style-name="Footer"><draw:frame draw:style-name="Mfr1" draw:name="Image29" text:anchor-type="paragraph" svg:width="29.7cm" svg:height="3.75cm" draw:z-index="0"><draw:image xlink:href="Pictures/1000020100000DB4000001BB99D8C35FAB7C9008.png" xlink:type="simple" xlink:show="embed" xlink:actuate="onLoad"/></draw:frame></text:p>
      </style:footer>
    </style:master-page>
    <style:master-page style:name="Catalyst-CHCH_20_-_20_Landscape_20_cover_20_page" style:display-name="Catalyst-CHCH - Landscape cover page" style:page-layout-name="Mpm10" style:next-style-name="Catalyst-NZ_20_-_20_Landscape">
      <style:footer>
        <text:p text:style-name="Footer"><draw:frame draw:style-name="Mfr1" draw:name="Image47" text:anchor-type="paragraph" svg:width="29.7cm" svg:height="3.75cm" draw:z-index="0"><draw:image xlink:href="Pictures/1000020100000DB4000001BB002E819CF548B469.png" xlink:type="simple" xlink:show="embed" xlink:actuate="onLoad"/></draw:frame></text:p>
      </style:footer>
    </style:master-page>
    <style:master-page style:name="Catalyst-AU_20_-_20_Landscape" style:display-name="Catalyst-AU - Landscape" style:page-layout-name="Mpm18">
      <style:footer>
        <text:p text:style-name="MP3"><draw:frame draw:style-name="Mfr4" draw:name="Image33" text:anchor-type="paragraph" svg:x="0cm" svg:width="5.6cm" svg:height="1.7cm" draw:z-index="0"><draw:image xlink:href="Pictures/10000201000001B900000086B8BD4A91A10CDD9E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11" text:date-value="2017-07-28T13:41:26.668073153">July 2017</text:date></text:span></text:p>
        <text:p text:style-name="Catalyst_20_-_20_Footer"><draw:frame draw:style-name="Mfr6" draw:name="Image31" text:anchor-type="paragraph" svg:x="-6.249cm" svg:width="5.6cm" svg:height="1.7cm" draw:z-index="0"><draw:image xlink:href="Pictures/10000201000001B900000086CB07BA218EAA750B.png" xlink:type="simple" xlink:show="embed" xlink:actuate="onLoad"/></draw:frame><draw:frame draw:style-name="Mfr5" draw:name="Image32" text:anchor-type="paragraph" svg:x="0cm" svg:y="18.45cm" svg:width="29.7cm" svg:height="0.651cm" draw:z-index="0"><draw:image xlink:href="Pictures/1000020100000DB40000004D1C11E1C362830BE3.png" xlink:type="simple" xlink:show="embed" xlink:actuate="onLoad"/></draw:frame>Commercial in Confidence <text:span text:style-name="Catalyst_20_-_20_Footer_20_light">//</text:span> www.<text:span text:style-name="MT18">catalyst</text:span>-au.net <text:span text:style-name="Catalyst_20_-_20_Footer_20_light">//</text:span> Page <text:page-number text:select-page="current">0</text:page-number></text:p>
      </style:footer>
    </style:master-page>
    <style:master-page style:name="Catalyst-EU_20_-_20_Landscape" style:display-name="Catalyst-EU - Landscape" style:page-layout-name="Mpm18">
      <style:footer>
        <text:p text:style-name="MP4"><draw:frame draw:style-name="Mfr4" draw:name="Image34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11" text:date-value="2017-07-28T13:41:26.672851466">July 2017</text:date></text:span></text:p>
        <text:p text:style-name="MP4"><draw:frame draw:style-name="Mfr5" draw:name="Image35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Image36" text:anchor-type="paragraph" svg:x="-6.249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CK_20_-_20_Alternative_20_cover_20_page" style:display-name="Catalyst-AUCK - Alternative cover page" style:page-layout-name="Mpm16" style:next-style-name="Catalyst-NZ_20_-_20_Report_20_pages">
      <style:header>
        <text:p text:style-name="Header"><draw:frame draw:style-name="Mfr10" draw:name="Image39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41" text:anchor-type="paragraph" svg:y="27.15cm" svg:width="21.001cm" svg:height="0.66cm" draw:z-index="0"><draw:image xlink:href="Pictures/1000020100000676000000341068E5B040CEABFA.png" xlink:type="simple" xlink:show="embed" xlink:actuate="onLoad"/></draw:frame><draw:frame draw:style-name="Mfr12" draw:name="Image63" text:anchor-type="paragraph" svg:width="11.996cm" svg:height="1.998cm" draw:z-index="0"><draw:image xlink:href="Pictures/1000020100000589000000ECBA3B77D0D715B760.png" xlink:type="simple" xlink:show="embed" xlink:actuate="onLoad"/></draw:frame></text:p>
      </style:footer>
    </style:master-page>
    <style:master-page style:name="Catalyst-CHCH_20_-_20_Alternative_20_cover_20_page" style:display-name="Catalyst-CHCH - Alternative cover page" style:page-layout-name="Mpm16" style:next-style-name="Catalyst-NZ_20_-_20_Report_20_pages">
      <style:header>
        <text:p text:style-name="Header"><draw:frame draw:style-name="Mfr10" draw:name="Image37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38" text:anchor-type="paragraph" svg:y="27.15cm" svg:width="21.001cm" svg:height="0.66cm" draw:z-index="0"><draw:image xlink:href="Pictures/100002010000067600000034688BD0D394F2C3CF.png" xlink:type="simple" xlink:show="embed" xlink:actuate="onLoad"/></draw:frame><draw:frame draw:style-name="Mfr12" draw:name="Image49" text:anchor-type="paragraph" svg:width="11.996cm" svg:height="1.998cm" draw:z-index="0"><draw:image xlink:href="Pictures/1000020100000589000000ECC3C10D0E22BBB39D.png" xlink:type="simple" xlink:show="embed" xlink:actuate="onLoad"/></draw:frame></text:p>
      </style:footer>
    </style:master-page>
    <style:master-page style:name="Catalyst-EU_20_-_20_Alternative_20_cover_20_page" style:display-name="Catalyst-EU - Alternative cover page" style:page-layout-name="Mpm16" style:next-style-name="Catalyst-EU_20_-_20_Report_20_pages">
      <style:header>
        <text:p text:style-name="Header"><draw:frame draw:style-name="Mfr10" draw:name="Image42" text:anchor-type="paragraph" svg:y="0cm" svg:width="4.8cm" svg:height="0.87cm" draw:z-index="0"><draw:image xlink:href="Pictures/100002010000012C0000003725333CF04D4A0F1C.png" xlink:type="simple" xlink:show="embed" xlink:actuate="onLoad"/></draw:frame></text:p>
        <text:p text:style-name="Header"/>
        <text:p text:style-name="MP5">15-17 Middle Street, Brighton</text:p>
        <text:p text:style-name="MP5">BN1 1AL, United Kingdom</text:p>
        <text:p text:style-name="MP5">+44 1273 929 450</text:p>
      </style:header>
      <style:footer>
        <text:p text:style-name="Footer"><draw:frame draw:style-name="Mfr13" draw:name="Image43" text:anchor-type="paragraph" svg:width="11.996cm" svg:height="1.998cm" draw:z-index="1"><draw:image xlink:href="Pictures/1000020100000589000000ECD7FD0B438B1BBE9C.png" xlink:type="simple" xlink:show="embed" xlink:actuate="onLoad"/></draw:frame><draw:frame draw:style-name="Mfr11" draw:name="Image44" text:anchor-type="paragraph" svg:y="27.15cm" svg:width="21.001cm" svg:height="0.66cm" draw:z-index="2"><draw:image xlink:href="Pictures/1000020100000676000000341EBBC970C641E4C2.png" xlink:type="simple" xlink:show="embed" xlink:actuate="onLoad"/></draw:frame><draw:frame draw:style-name="Mfr2" draw:name="Image40" text:anchor-type="paragraph" svg:x="0cm" svg:width="5.6cm" svg:height="1.7cm" draw:z-index="3"><draw:image xlink:href="Pictures/10000201000001B900000086101D034C68DFEDC3.png" xlink:type="simple" xlink:show="embed" xlink:actuate="onLoad"/></draw:frame></text:p>
      </style:footer>
    </style:master-page>
    <style:master-page style:name="Catalyst-EU_20_-_20_Letter_20_head_20_p1" style:display-name="Catalyst-EU - Letter head p1" style:page-layout-name="Mpm17" style:next-style-name="Catalyst-ALL_20_-_20_Letter_20_head_20_p2">
      <style:header>
        <text:p text:style-name="Header"><draw:frame draw:style-name="Mfr8" draw:name="Image45" text:anchor-type="paragraph" svg:width="6.807cm" svg:height="5.002cm" draw:z-index="0"><draw:image xlink:href="Pictures/10000201000003240000024F0C5F40B2860DA8EF.png" xlink:type="simple" xlink:show="embed" xlink:actuate="onLoad"/></draw:frame></text:p>
      </style:header>
    </style:master-page>
    <style:master-page style:name="Catalyst-AU_20_-_20_Letter_20_head_20_p1" style:display-name="Catalyst-AU - Letter head p1" style:page-layout-name="Mpm17" style:next-style-name="Catalyst-ALL_20_-_20_Letter_20_head_20_p2">
      <style:header>
        <text:p text:style-name="Header"><draw:frame draw:style-name="Mfr8" draw:name="Image46" text:anchor-type="paragraph" svg:width="6.798cm" svg:height="5.002cm" draw:z-index="0"><draw:image xlink:href="Pictures/10000201000003230000024F25F8A5DE08BC367B.png" xlink:type="simple" xlink:show="embed" xlink:actuate="onLoad"/></draw:frame></text:p>
      </style:header>
    </style:master-page>
    <style:master-page style:name="Catalyst-NZ_20_-_20_Basic_20_page" style:display-name="Catalyst-NZ - Basic page" style:page-layout-name="Mpm19">
      <style:footer>
        <text:p text:style-name="MP6"><draw:frame draw:style-name="Mfr9" draw:name="Image51" text:anchor-type="paragraph" svg:x="0cm" svg:y="27.15cm" svg:width="21.001cm" svg:height="0.66cm" draw:z-index="0"><draw:image xlink:href="Pictures/1000020100000676000000348957E1186371B3A4.png" xlink:type="simple" xlink:show="embed" xlink:actuate="onLoad"/></draw:frame><draw:frame draw:style-name="Mfr2" draw:name="Image52" text:anchor-type="paragraph" svg:x="0cm" svg:width="5.6cm" svg:height="1.7cm" draw:z-index="0"><draw:image xlink:href="Pictures/10000201000001B9000000868A31C64CCC658454.png" xlink:type="simple" xlink:show="embed" xlink:actuate="onLoad"/></draw:frame><text:span text:style-name="MT5"> </text:span><text:span text:style-name="MT5"><text:date style:data-style-name="N111" text:date-value="2017-07-28T13:41:26.702238628">July 2017</text:date></text:span></text:p>
        <text:p text:style-name="MP6"><draw:frame draw:style-name="Mfr9" draw:name="Image53" text:anchor-type="paragraph" svg:x="0cm" svg:y="27.15cm" svg:width="21.001cm" svg:height="0.66cm" draw:z-index="0"><draw:image xlink:href="Pictures/100002010000067600000034511A4B5F282CF1DC.png" xlink:type="simple" xlink:show="embed" xlink:actuate="onLoad"/></draw:frame><draw:frame draw:style-name="Mfr2" draw:name="Image54" text:anchor-type="paragraph" svg:x="0cm" svg:width="5.6cm" svg:height="1.7cm" draw:z-index="0"><draw:image xlink:href="Pictures/10000201000001B900000086BBF75AD60607A0D3.png" xlink:type="simple" xlink:show="embed" xlink:actuate="onLoad"/></draw:frame><text:span text:style-name="MT1">Commercial in Confidence </text:span><text:span text:style-name="MT16">// </text:span><text:span text:style-name="MT1">www.catalyst.net.nz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LL_20_-_20_Blank_20_page" style:display-name="Catalyst-ALL - Blank page" style:page-layout-name="Mpm20"/>
    <style:master-page style:name="Catalyst-EU_20_-_20_Basic_20_page" style:display-name="Catalyst-EU - Basic page" style:page-layout-name="Mpm21">
      <style:footer>
        <text:p text:style-name="MP7"><draw:frame draw:style-name="Mfr9" draw:name="Image55" text:anchor-type="paragraph" svg:x="0cm" svg:y="27.15cm" svg:width="21.001cm" svg:height="0.66cm" draw:z-index="0"><draw:image xlink:href="Pictures/1000020100000676000000341E3C6C919D4C9156.png" xlink:type="simple" xlink:show="embed" xlink:actuate="onLoad"/></draw:frame><draw:frame draw:style-name="Mfr2" draw:name="Image56" text:anchor-type="paragraph" svg:x="0cm" svg:width="5.6cm" svg:height="1.7cm" draw:z-index="0"><draw:image xlink:href="Pictures/10000201000001B9000000860161505C279F06CE.png" xlink:type="simple" xlink:show="embed" xlink:actuate="onLoad"/></draw:frame><text:span text:style-name="MT5"> </text:span><text:span text:style-name="MT5"><text:date style:data-style-name="N111" text:date-value="2017-07-28T13:41:26.706954706">July 2017</text:date></text:span></text:p>
        <text:p text:style-name="MP7"><draw:frame draw:style-name="Mfr9" draw:name="Image57" text:anchor-type="paragraph" svg:x="0cm" svg:y="27.15cm" svg:width="21.001cm" svg:height="0.66cm" draw:z-index="0"><draw:image xlink:href="Pictures/1000020100000676000000341E3C6C919D4C9156.png" xlink:type="simple" xlink:show="embed" xlink:actuate="onLoad"/></draw:frame><draw:frame draw:style-name="Mfr2" draw:name="Image58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Basic_20_page" style:display-name="Catalyst-AU - Basic page" style:page-layout-name="Mpm21">
      <style:footer>
        <text:p text:style-name="MP8"><draw:frame draw:style-name="Mfr9" draw:name="Image59" text:anchor-type="paragraph" svg:x="0cm" svg:y="27.15cm" svg:width="21.001cm" svg:height="0.66cm" draw:z-index="0"><draw:image xlink:href="Pictures/1000020100000676000000346D0DCFD439790497.png" xlink:type="simple" xlink:show="embed" xlink:actuate="onLoad"/></draw:frame><draw:frame draw:style-name="Mfr2" draw:name="Image60" text:anchor-type="paragraph" svg:x="0cm" svg:width="5.6cm" svg:height="1.7cm" draw:z-index="0"><draw:image xlink:href="Pictures/10000201000001B9000000865CEA934A72FA98C4.png" xlink:type="simple" xlink:show="embed" xlink:actuate="onLoad"/></draw:frame><text:span text:style-name="MT5"> </text:span><text:span text:style-name="MT5"><text:date style:data-style-name="N111" text:date-value="2017-07-28T13:41:26.711552599">July 2017</text:date></text:span></text:p>
        <text:p text:style-name="MP8"><draw:frame draw:style-name="Mfr9" draw:name="Image61" text:anchor-type="paragraph" svg:x="0cm" svg:y="27.15cm" svg:width="21.001cm" svg:height="0.66cm" draw:z-index="0"><draw:image xlink:href="Pictures/1000020100000676000000341E3C6C919D4C9156.png" xlink:type="simple" xlink:show="embed" xlink:actuate="onLoad"/></draw:frame><draw:frame draw:style-name="Mfr2" draw:name="Image62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9">www.catalyst</text:span><text:span text:style-name="MT20">-au</text:span><text:span text:style-name="MT19">.net</text:span><text:span text:style-name="MT1"> <text:s/>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1:41:10.648974263</meta:creation-date>
    <meta:editing-duration>PT1H29M47S</meta:editing-duration>
    <meta:editing-cycles>10</meta:editing-cycles>
    <meta:generator>LibreOffice/5.1.6.2$Linux_X86_64 LibreOffice_project/10m0$Build-2</meta:generator>
    <dc:date>2017-07-28T13:41:26.141749175</dc:date>
    <meta:document-statistic meta:table-count="0" meta:image-count="75" meta:object-count="0" meta:page-count="1" meta:paragraph-count="31" meta:word-count="237" meta:character-count="1447" meta:non-whitespace-character-count="1232"/>
  </office:meta>
</office:document-meta>
</file>